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widows="1"/>
      <style:text-properties fo:font-variant="normal" fo:text-transform="none" fo:color="#222222" style:font-name="arial" fo:font-size="9pt" fo:letter-spacing="normal" fo:font-style="normal" fo:font-weight="normal"/>
    </style:style>
    <style:style style:name="P2" style:family="paragraph" style:parent-style-name="Standard">
      <style:paragraph-properties fo:margin-top="0in" fo:margin-bottom="0.1965in" style:contextual-spacing="false" fo:widows="1"/>
      <style:text-properties fo:font-variant="normal" fo:text-transform="none" fo:color="#222222" style:font-name="arial" fo:font-size="9pt" fo:letter-spacing="normal" fo:font-style="normal" fo:font-weight="normal"/>
    </style:style>
    <style:style style:name="P3" style:family="paragraph" style:parent-style-name="Standard">
      <style:paragraph-properties fo:margin-left="0in" fo:margin-right="0in" fo:margin-top="0in" fo:margin-bottom="0.1965in" style:contextual-spacing="false" fo:widows="1" fo:text-indent="0in" style:auto-text-indent="false"/>
      <style:text-properties fo:font-variant="normal" fo:text-transform="none" fo:color="#222222" style:font-name="arial" fo:font-size="9pt" fo:letter-spacing="normal" fo:font-style="normal" fo:font-weight="normal"/>
    </style:style>
    <style:style style:name="P4" style:family="paragraph" style:parent-style-name="Standard">
      <style:paragraph-properties fo:margin-left="0in" fo:margin-right="0in" fo:margin-top="0in" fo:margin-bottom="0.1965in" style:contextual-spacing="false" fo:widows="1" fo:text-indent="0in" style:auto-text-indent="false"/>
    </style:style>
    <style:style style:name="T1" style:family="text">
      <style:text-properties style:text-underline-style="solid" style:text-underline-width="auto" style:text-underline-color="font-color"/>
    </style:style>
    <style:style style:name="T2" style:family="text">
      <style:text-properties fo:font-variant="normal" fo:text-transform="none" fo:color="#222222" style:font-name="arial" fo:font-size="9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I added the contact information in the germplasm file.</text:p>
      <text:p text:style-name="P2">2. The B.rapa and B. Oleracea was or is bulking in GH621 under long photo-period condition. There should be enough seeds for B.rapa experiment. It will take another couple of months for B.oleracea seed bulking. </text:p>
      <text:p text:style-name="P2">3. Genotypes chosen for large experiment were highlighted in Green background.</text:p>
      <text:p text:style-name="P2">4. Experiments have been completed: C. endivia (two experiments); C.intybus (two experiments); Sunflower (two experiments); B.rapa (two experiments). The data were all store in <text:span text:style-name="T1">S:\FacultyData\KLIEBENSTEIN\GongjunShi\Inoculation</text:span> under the folder of _Analysis of each species (Such as BrAnalysis, CiAnalysis). I try to finish the ANOVA analysis if possible.</text:p>
      <text:p text:style-name="P1">5. I added Germination rate and the number of seeds left to the germplasm file. For B. rapa, they all germinate well except G10, G18, G19, which need seed treatment as I mentioned before. After treatment, These three genotypes would germinate 100%. <text:line-break/>Pay attention to  C. endivia G02 and G08 with low germination and C. intybus G16, G17, G18 and G19. We have more than enough chicory seeds, so sow three or more dry seeds in each cone. After germination, then prune them.</text:p>
      <text:p text:style-name="P2">Wild sunflower seeds have kind of low germination problem even after GA3 and cold treatment. So treat double or triple number of the seeds you need especially for G04.</text:p>
      <text:p text:style-name="P4"><text:span text:style-name="T2">6. I grown all of them in Growth chamber 201 with constant 21C and 12hr light/12hr dark (I will double check tomorrow). C.endivia and intybus are ready for DLA 4wks after sowing. Sunflower 4wks, B.rapa needs 3.5wk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6T14:52:08.131334831</meta:creation-date>
    <dc:date>2016-05-06T14:52:27.735002658</dc:date>
    <meta:editing-duration>P0D</meta:editing-duration>
    <meta:editing-cycles>1</meta:editing-cycles>
    <meta:document-statistic meta:table-count="0" meta:image-count="0" meta:object-count="0" meta:page-count="1" meta:paragraph-count="7" meta:word-count="251" meta:character-count="1553" meta:non-whitespace-character-count="1306"/>
    <meta:generator>LibreOffice/4.2.8.2$Linux_X86_64 LibreOffice_project/420m0$Build-2</meta:generator>
  </office:meta>
</office:document-meta>
</file>